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1155" officeooo:paragraph-rsid="001d1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łkowicie poprawny ODT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2T12:37:47.278000000</dc:date>
    <meta:editing-duration>PT6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7.1.0.3$Windows_X86_64 LibreOffice_project/f6099ecf3d29644b5008cc8f48f42f4a40986e4c</meta:generator>
  </office:meta>
</office:document-meta>
</file>